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37.59pt"/>
    </style:style>
    <style:style style:name="co3" style:family="table-column">
      <style:table-column-properties fo:break-before="auto" style:column-width="307.36pt"/>
    </style:style>
    <style:style style:name="co4" style:family="table-column">
      <style:table-column-properties fo:break-before="auto" style:column-width="27.3pt"/>
    </style:style>
    <style:style style:name="co5" style:family="table-column">
      <style:table-column-properties fo:break-before="auto" style:column-width="34.3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108.91pt"/>
    </style:style>
    <style:style style:name="co8" style:family="table-column">
      <style:table-column-properties fo:break-before="auto" style:column-width="49.35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53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table:formula="of:=IF([.E2]=&quot;male&quot;; 0; IF([.C2]=3; IF([.J2]&gt;20; 0; 1); 1))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]=&quot;male&quot;; 0; IF([.C3]=3; IF([.J3]&gt;20; 0; 1); 1))"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]=&quot;male&quot;; 0; IF([.C4]=3; IF([.J4]&gt;20; 0; 1); 1))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5]=&quot;male&quot;; 0; IF([.C5]=3; IF([.J5]&gt;20; 0; 1); 1))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6]=&quot;male&quot;; 0; IF([.C6]=3; IF([.J6]&gt;20; 0; 1); 1))"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7]=&quot;male&quot;; 0; IF([.C7]=3; IF([.J7]&gt;20; 0; 1); 1))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8]=&quot;male&quot;; 0; IF([.C8]=3; IF([.J8]&gt;20; 0; 1); 1))"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9]=&quot;male&quot;; 0; IF([.C9]=3; IF([.J9]&gt;20; 0; 1); 1)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]=&quot;male&quot;; 0; IF([.C10]=3; IF([.J10]&gt;20; 0; 1); 1))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1]=&quot;male&quot;; 0; IF([.C11]=3; IF([.J11]&gt;20; 0; 1); 1))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2]=&quot;male&quot;; 0; IF([.C12]=3; IF([.J12]&gt;20; 0; 1); 1))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]=&quot;male&quot;; 0; IF([.C13]=3; IF([.J13]&gt;20; 0; 1); 1))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]=&quot;male&quot;; 0; IF([.C14]=3; IF([.J14]&gt;20; 0; 1); 1))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5]=&quot;male&quot;; 0; IF([.C15]=3; IF([.J15]&gt;20; 0; 1); 1))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]=&quot;male&quot;; 0; IF([.C16]=3; IF([.J16]&gt;20; 0; 1); 1))"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7]=&quot;male&quot;; 0; IF([.C17]=3; IF([.J17]&gt;20; 0; 1); 1))"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8]=&quot;male&quot;; 0; IF([.C18]=3; IF([.J18]&gt;20; 0; 1); 1))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9]=&quot;male&quot;; 0; IF([.C19]=3; IF([.J19]&gt;20; 0; 1); 1))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0]=&quot;male&quot;; 0; IF([.C20]=3; IF([.J20]&gt;20; 0; 1); 1))"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]=&quot;male&quot;; 0; IF([.C21]=3; IF([.J21]&gt;20; 0; 1); 1))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2]=&quot;male&quot;; 0; IF([.C22]=3; IF([.J22]&gt;20; 0; 1); 1))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3]=&quot;male&quot;; 0; IF([.C23]=3; IF([.J23]&gt;20; 0; 1); 1))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4]=&quot;male&quot;; 0; IF([.C24]=3; IF([.J24]&gt;20; 0; 1); 1))"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]=&quot;male&quot;; 0; IF([.C25]=3; IF([.J25]&gt;20; 0; 1); 1))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6]=&quot;male&quot;; 0; IF([.C26]=3; IF([.J26]&gt;20; 0; 1); 1))"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7]=&quot;male&quot;; 0; IF([.C27]=3; IF([.J27]&gt;20; 0; 1); 1))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]=&quot;male&quot;; 0; IF([.C28]=3; IF([.J28]&gt;20; 0; 1); 1))"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9]=&quot;male&quot;; 0; IF([.C29]=3; IF([.J29]&gt;20; 0; 1); 1))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0]=&quot;male&quot;; 0; IF([.C30]=3; IF([.J30]&gt;20; 0; 1); 1))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1]=&quot;male&quot;; 0; IF([.C31]=3; IF([.J31]&gt;20; 0; 1); 1))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2]=&quot;male&quot;; 0; IF([.C32]=3; IF([.J32]&gt;20; 0; 1); 1))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3]=&quot;male&quot;; 0; IF([.C33]=3; IF([.J33]&gt;20; 0; 1); 1))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]=&quot;male&quot;; 0; IF([.C34]=3; IF([.J34]&gt;20; 0; 1); 1))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]=&quot;male&quot;; 0; IF([.C35]=3; IF([.J35]&gt;20; 0; 1); 1))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]=&quot;male&quot;; 0; IF([.C36]=3; IF([.J36]&gt;20; 0; 1); 1))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7]=&quot;male&quot;; 0; IF([.C37]=3; IF([.J37]&gt;20; 0; 1); 1))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8]=&quot;male&quot;; 0; IF([.C38]=3; IF([.J38]&gt;20; 0; 1); 1))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9]=&quot;male&quot;; 0; IF([.C39]=3; IF([.J39]&gt;20; 0; 1); 1))"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0]=&quot;male&quot;; 0; IF([.C40]=3; IF([.J40]&gt;20; 0; 1); 1))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1]=&quot;male&quot;; 0; IF([.C41]=3; IF([.J41]&gt;20; 0; 1); 1))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2]=&quot;male&quot;; 0; IF([.C42]=3; IF([.J42]&gt;20; 0; 1); 1))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43]=&quot;male&quot;; 0; IF([.C43]=3; IF([.J43]&gt;20; 0; 1); 1))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44]=&quot;male&quot;; 0; IF([.C44]=3; IF([.J44]&gt;20; 0; 1); 1))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5]=&quot;male&quot;; 0; IF([.C45]=3; IF([.J45]&gt;20; 0; 1); 1))"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6]=&quot;male&quot;; 0; IF([.C46]=3; IF([.J46]&gt;20; 0; 1); 1))"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47]=&quot;male&quot;; 0; IF([.C47]=3; IF([.J47]&gt;20; 0; 1); 1))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8]=&quot;male&quot;; 0; IF([.C48]=3; IF([.J48]&gt;20; 0; 1); 1))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49]=&quot;male&quot;; 0; IF([.C49]=3; IF([.J49]&gt;20; 0; 1); 1))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50]=&quot;male&quot;; 0; IF([.C50]=3; IF([.J50]&gt;20; 0; 1); 1))"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51]=&quot;male&quot;; 0; IF([.C51]=3; IF([.J51]&gt;20; 0; 1); 1))"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52]=&quot;male&quot;; 0; IF([.C52]=3; IF([.J52]&gt;20; 0; 1); 1))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53]=&quot;male&quot;; 0; IF([.C53]=3; IF([.J53]&gt;20; 0; 1); 1))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54]=&quot;male&quot;; 0; IF([.C54]=3; IF([.J54]&gt;20; 0; 1); 1))"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55]=&quot;male&quot;; 0; IF([.C55]=3; IF([.J55]&gt;20; 0; 1); 1))"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56]=&quot;male&quot;; 0; IF([.C56]=3; IF([.J56]&gt;20; 0; 1); 1))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57]=&quot;male&quot;; 0; IF([.C57]=3; IF([.J57]&gt;20; 0; 1); 1))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58]=&quot;male&quot;; 0; IF([.C58]=3; IF([.J58]&gt;20; 0; 1); 1))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59]=&quot;male&quot;; 0; IF([.C59]=3; IF([.J59]&gt;20; 0; 1); 1))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60]=&quot;male&quot;; 0; IF([.C60]=3; IF([.J60]&gt;20; 0; 1); 1))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61]=&quot;male&quot;; 0; IF([.C61]=3; IF([.J61]&gt;20; 0; 1); 1))"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62]=&quot;male&quot;; 0; IF([.C62]=3; IF([.J62]&gt;20; 0; 1); 1))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63]=&quot;male&quot;; 0; IF([.C63]=3; IF([.J63]&gt;20; 0; 1); 1))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64]=&quot;male&quot;; 0; IF([.C64]=3; IF([.J64]&gt;20; 0; 1); 1))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65]=&quot;male&quot;; 0; IF([.C65]=3; IF([.J65]&gt;20; 0; 1); 1))"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66]=&quot;male&quot;; 0; IF([.C66]=3; IF([.J66]&gt;20; 0; 1); 1))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67]=&quot;male&quot;; 0; IF([.C67]=3; IF([.J67]&gt;20; 0; 1); 1))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68]=&quot;male&quot;; 0; IF([.C68]=3; IF([.J68]&gt;20; 0; 1); 1))"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69]=&quot;male&quot;; 0; IF([.C69]=3; IF([.J69]&gt;20; 0; 1); 1))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70]=&quot;male&quot;; 0; IF([.C70]=3; IF([.J70]&gt;20; 0; 1); 1))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71]=&quot;male&quot;; 0; IF([.C71]=3; IF([.J71]&gt;20; 0; 1); 1))"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72]=&quot;male&quot;; 0; IF([.C72]=3; IF([.J72]&gt;20; 0; 1); 1))"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73]=&quot;male&quot;; 0; IF([.C73]=3; IF([.J73]&gt;20; 0; 1); 1))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74]=&quot;male&quot;; 0; IF([.C74]=3; IF([.J74]&gt;20; 0; 1); 1))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75]=&quot;male&quot;; 0; IF([.C75]=3; IF([.J75]&gt;20; 0; 1); 1))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76]=&quot;male&quot;; 0; IF([.C76]=3; IF([.J76]&gt;20; 0; 1); 1))"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77]=&quot;male&quot;; 0; IF([.C77]=3; IF([.J77]&gt;20; 0; 1); 1))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78]=&quot;male&quot;; 0; IF([.C78]=3; IF([.J78]&gt;20; 0; 1); 1))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79]=&quot;male&quot;; 0; IF([.C79]=3; IF([.J79]&gt;20; 0; 1); 1))"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80]=&quot;male&quot;; 0; IF([.C80]=3; IF([.J80]&gt;20; 0; 1); 1))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81]=&quot;male&quot;; 0; IF([.C81]=3; IF([.J81]&gt;20; 0; 1); 1))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82]=&quot;male&quot;; 0; IF([.C82]=3; IF([.J82]&gt;20; 0; 1); 1))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83]=&quot;male&quot;; 0; IF([.C83]=3; IF([.J83]&gt;20; 0; 1); 1))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84]=&quot;male&quot;; 0; IF([.C84]=3; IF([.J84]&gt;20; 0; 1); 1))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85]=&quot;male&quot;; 0; IF([.C85]=3; IF([.J85]&gt;20; 0; 1); 1))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86]=&quot;male&quot;; 0; IF([.C86]=3; IF([.J86]&gt;20; 0; 1); 1))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87]=&quot;male&quot;; 0; IF([.C87]=3; IF([.J87]&gt;20; 0; 1); 1))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88]=&quot;male&quot;; 0; IF([.C88]=3; IF([.J88]&gt;20; 0; 1); 1))"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89]=&quot;male&quot;; 0; IF([.C89]=3; IF([.J89]&gt;20; 0; 1); 1))"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90]=&quot;male&quot;; 0; IF([.C90]=3; IF([.J90]&gt;20; 0; 1); 1))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91]=&quot;male&quot;; 0; IF([.C91]=3; IF([.J91]&gt;20; 0; 1); 1))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92]=&quot;male&quot;; 0; IF([.C92]=3; IF([.J92]&gt;20; 0; 1); 1))"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93]=&quot;male&quot;; 0; IF([.C93]=3; IF([.J93]&gt;20; 0; 1); 1))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94]=&quot;male&quot;; 0; IF([.C94]=3; IF([.J94]&gt;20; 0; 1); 1))"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95]=&quot;male&quot;; 0; IF([.C95]=3; IF([.J95]&gt;20; 0; 1); 1)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96]=&quot;male&quot;; 0; IF([.C96]=3; IF([.J96]&gt;20; 0; 1); 1))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97]=&quot;male&quot;; 0; IF([.C97]=3; IF([.J97]&gt;20; 0; 1); 1))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98]=&quot;male&quot;; 0; IF([.C98]=3; IF([.J98]&gt;20; 0; 1); 1))"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99]=&quot;male&quot;; 0; IF([.C99]=3; IF([.J99]&gt;20; 0; 1); 1))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0]=&quot;male&quot;; 0; IF([.C100]=3; IF([.J100]&gt;20; 0; 1); 1))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1]=&quot;male&quot;; 0; IF([.C101]=3; IF([.J101]&gt;20; 0; 1); 1))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2]=&quot;male&quot;; 0; IF([.C102]=3; IF([.J102]&gt;20; 0; 1); 1))"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03]=&quot;male&quot;; 0; IF([.C103]=3; IF([.J103]&gt;20; 0; 1); 1))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4]=&quot;male&quot;; 0; IF([.C104]=3; IF([.J104]&gt;20; 0; 1); 1))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05]=&quot;male&quot;; 0; IF([.C105]=3; IF([.J105]&gt;20; 0; 1); 1))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6]=&quot;male&quot;; 0; IF([.C106]=3; IF([.J106]&gt;20; 0; 1); 1))"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07]=&quot;male&quot;; 0; IF([.C107]=3; IF([.J107]&gt;20; 0; 1); 1))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08]=&quot;male&quot;; 0; IF([.C108]=3; IF([.J108]&gt;20; 0; 1); 1))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09]=&quot;male&quot;; 0; IF([.C109]=3; IF([.J109]&gt;20; 0; 1); 1))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10]=&quot;male&quot;; 0; IF([.C110]=3; IF([.J110]&gt;20; 0; 1); 1)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11]=&quot;male&quot;; 0; IF([.C111]=3; IF([.J111]&gt;20; 0; 1); 1))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12]=&quot;male&quot;; 0; IF([.C112]=3; IF([.J112]&gt;20; 0; 1); 1))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13]=&quot;male&quot;; 0; IF([.C113]=3; IF([.J113]&gt;20; 0; 1); 1))"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14]=&quot;male&quot;; 0; IF([.C114]=3; IF([.J114]&gt;20; 0; 1); 1))"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15]=&quot;male&quot;; 0; IF([.C115]=3; IF([.J115]&gt;20; 0; 1); 1))"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16]=&quot;male&quot;; 0; IF([.C116]=3; IF([.J116]&gt;20; 0; 1); 1))"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17]=&quot;male&quot;; 0; IF([.C117]=3; IF([.J117]&gt;20; 0; 1); 1))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18]=&quot;male&quot;; 0; IF([.C118]=3; IF([.J118]&gt;20; 0; 1); 1))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19]=&quot;male&quot;; 0; IF([.C119]=3; IF([.J119]&gt;20; 0; 1); 1))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20]=&quot;male&quot;; 0; IF([.C120]=3; IF([.J120]&gt;20; 0; 1); 1))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21]=&quot;male&quot;; 0; IF([.C121]=3; IF([.J121]&gt;20; 0; 1); 1))"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22]=&quot;male&quot;; 0; IF([.C122]=3; IF([.J122]&gt;20; 0; 1); 1))"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23]=&quot;male&quot;; 0; IF([.C123]=3; IF([.J123]&gt;20; 0; 1); 1))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24]=&quot;male&quot;; 0; IF([.C124]=3; IF([.J124]&gt;20; 0; 1); 1))"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25]=&quot;male&quot;; 0; IF([.C125]=3; IF([.J125]&gt;20; 0; 1); 1))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26]=&quot;male&quot;; 0; IF([.C126]=3; IF([.J126]&gt;20; 0; 1); 1)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27]=&quot;male&quot;; 0; IF([.C127]=3; IF([.J127]&gt;20; 0; 1); 1))"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28]=&quot;male&quot;; 0; IF([.C128]=3; IF([.J128]&gt;20; 0; 1); 1))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29]=&quot;male&quot;; 0; IF([.C129]=3; IF([.J129]&gt;20; 0; 1); 1))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30]=&quot;male&quot;; 0; IF([.C130]=3; IF([.J130]&gt;20; 0; 1); 1))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1]=&quot;male&quot;; 0; IF([.C131]=3; IF([.J131]&gt;20; 0; 1); 1))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2]=&quot;male&quot;; 0; IF([.C132]=3; IF([.J132]&gt;20; 0; 1); 1))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3]=&quot;male&quot;; 0; IF([.C133]=3; IF([.J133]&gt;20; 0; 1); 1)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34]=&quot;male&quot;; 0; IF([.C134]=3; IF([.J134]&gt;20; 0; 1); 1))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5]=&quot;male&quot;; 0; IF([.C135]=3; IF([.J135]&gt;20; 0; 1); 1))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36]=&quot;male&quot;; 0; IF([.C136]=3; IF([.J136]&gt;20; 0; 1); 1))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7]=&quot;male&quot;; 0; IF([.C137]=3; IF([.J137]&gt;20; 0; 1); 1))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38]=&quot;male&quot;; 0; IF([.C138]=3; IF([.J138]&gt;20; 0; 1); 1))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39]=&quot;male&quot;; 0; IF([.C139]=3; IF([.J139]&gt;20; 0; 1); 1))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0]=&quot;male&quot;; 0; IF([.C140]=3; IF([.J140]&gt;20; 0; 1); 1))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1]=&quot;male&quot;; 0; IF([.C141]=3; IF([.J141]&gt;20; 0; 1); 1))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2]=&quot;male&quot;; 0; IF([.C142]=3; IF([.J142]&gt;20; 0; 1); 1))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3]=&quot;male&quot;; 0; IF([.C143]=3; IF([.J143]&gt;20; 0; 1); 1))"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4]=&quot;male&quot;; 0; IF([.C144]=3; IF([.J144]&gt;20; 0; 1); 1))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45]=&quot;male&quot;; 0; IF([.C145]=3; IF([.J145]&gt;20; 0; 1); 1))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6]=&quot;male&quot;; 0; IF([.C146]=3; IF([.J146]&gt;20; 0; 1); 1))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7]=&quot;male&quot;; 0; IF([.C147]=3; IF([.J147]&gt;20; 0; 1); 1))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48]=&quot;male&quot;; 0; IF([.C148]=3; IF([.J148]&gt;20; 0; 1); 1))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49]=&quot;male&quot;; 0; IF([.C149]=3; IF([.J149]&gt;20; 0; 1); 1))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50]=&quot;male&quot;; 0; IF([.C150]=3; IF([.J150]&gt;20; 0; 1); 1)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51]=&quot;male&quot;; 0; IF([.C151]=3; IF([.J151]&gt;20; 0; 1); 1))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52]=&quot;male&quot;; 0; IF([.C152]=3; IF([.J152]&gt;20; 0; 1); 1))"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53]=&quot;male&quot;; 0; IF([.C153]=3; IF([.J153]&gt;20; 0; 1); 1))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54]=&quot;male&quot;; 0; IF([.C154]=3; IF([.J154]&gt;20; 0; 1); 1)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IF([.E155]=&quot;male&quot;; 0; IF([.C155]=3; IF([.J155]&gt;20; 0; 1); 1))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56]=&quot;male&quot;; 0; IF([.C156]=3; IF([.J156]&gt;20; 0; 1); 1))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57]=&quot;male&quot;; 0; IF([.C157]=3; IF([.J157]&gt;20; 0; 1); 1))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58]=&quot;male&quot;; 0; IF([.C158]=3; IF([.J158]&gt;20; 0; 1); 1))"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59]=&quot;male&quot;; 0; IF([.C159]=3; IF([.J159]&gt;20; 0; 1); 1))"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0]=&quot;male&quot;; 0; IF([.C160]=3; IF([.J160]&gt;20; 0; 1); 1))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61]=&quot;male&quot;; 0; IF([.C161]=3; IF([.J161]&gt;20; 0; 1); 1))"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2]=&quot;male&quot;; 0; IF([.C162]=3; IF([.J162]&gt;20; 0; 1); 1))"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63]=&quot;male&quot;; 0; IF([.C163]=3; IF([.J163]&gt;20; 0; 1); 1))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64]=&quot;male&quot;; 0; IF([.C164]=3; IF([.J164]&gt;20; 0; 1); 1))"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5]=&quot;male&quot;; 0; IF([.C165]=3; IF([.J165]&gt;20; 0; 1); 1))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6]=&quot;male&quot;; 0; IF([.C166]=3; IF([.J166]&gt;20; 0; 1); 1))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7]=&quot;male&quot;; 0; IF([.C167]=3; IF([.J167]&gt;20; 0; 1); 1))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68]=&quot;male&quot;; 0; IF([.C168]=3; IF([.J168]&gt;20; 0; 1); 1))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69]=&quot;male&quot;; 0; IF([.C169]=3; IF([.J169]&gt;20; 0; 1); 1))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0]=&quot;male&quot;; 0; IF([.C170]=3; IF([.J170]&gt;20; 0; 1); 1))"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71]=&quot;male&quot;; 0; IF([.C171]=3; IF([.J171]&gt;20; 0; 1); 1))"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2]=&quot;male&quot;; 0; IF([.C172]=3; IF([.J172]&gt;20; 0; 1); 1))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3]=&quot;male&quot;; 0; IF([.C173]=3; IF([.J173]&gt;20; 0; 1); 1))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74]=&quot;male&quot;; 0; IF([.C174]=3; IF([.J174]&gt;20; 0; 1); 1))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5]=&quot;male&quot;; 0; IF([.C175]=3; IF([.J175]&gt;20; 0; 1); 1))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176]=&quot;male&quot;; 0; IF([.C176]=3; IF([.J176]&gt;20; 0; 1); 1))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7]=&quot;male&quot;; 0; IF([.C177]=3; IF([.J177]&gt;20; 0; 1); 1))"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8]=&quot;male&quot;; 0; IF([.C178]=3; IF([.J178]&gt;20; 0; 1); 1))"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79]=&quot;male&quot;; 0; IF([.C179]=3; IF([.J179]&gt;20; 0; 1); 1))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80]=&quot;male&quot;; 0; IF([.C180]=3; IF([.J180]&gt;20; 0; 1); 1))"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81]=&quot;male&quot;; 0; IF([.C181]=3; IF([.J181]&gt;20; 0; 1); 1))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82]=&quot;male&quot;; 0; IF([.C182]=3; IF([.J182]&gt;20; 0; 1); 1)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83]=&quot;male&quot;; 0; IF([.C183]=3; IF([.J183]&gt;20; 0; 1); 1))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84]=&quot;male&quot;; 0; IF([.C184]=3; IF([.J184]&gt;20; 0; 1); 1))"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185]=&quot;male&quot;; 0; IF([.C185]=3; IF([.J185]&gt;20; 0; 1); 1))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86]=&quot;male&quot;; 0; IF([.C186]=3; IF([.J186]&gt;20; 0; 1); 1))"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87]=&quot;male&quot;; 0; IF([.C187]=3; IF([.J187]&gt;20; 0; 1); 1))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88]=&quot;male&quot;; 0; IF([.C188]=3; IF([.J188]&gt;20; 0; 1); 1))"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89]=&quot;male&quot;; 0; IF([.C189]=3; IF([.J189]&gt;20; 0; 1); 1))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0]=&quot;male&quot;; 0; IF([.C190]=3; IF([.J190]&gt;20; 0; 1); 1))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1]=&quot;male&quot;; 0; IF([.C191]=3; IF([.J191]&gt;20; 0; 1); 1))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2]=&quot;male&quot;; 0; IF([.C192]=3; IF([.J192]&gt;20; 0; 1); 1)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3]=&quot;male&quot;; 0; IF([.C193]=3; IF([.J193]&gt;20; 0; 1); 1))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4]=&quot;male&quot;; 0; IF([.C194]=3; IF([.J194]&gt;20; 0; 1); 1))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5]=&quot;male&quot;; 0; IF([.C195]=3; IF([.J195]&gt;20; 0; 1); 1))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196]=&quot;male&quot;; 0; IF([.C196]=3; IF([.J196]&gt;20; 0; 1); 1))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7]=&quot;male&quot;; 0; IF([.C197]=3; IF([.J197]&gt;20; 0; 1); 1))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198]=&quot;male&quot;; 0; IF([.C198]=3; IF([.J198]&gt;20; 0; 1); 1))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199]=&quot;male&quot;; 0; IF([.C199]=3; IF([.J199]&gt;20; 0; 1); 1))"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00]=&quot;male&quot;; 0; IF([.C200]=3; IF([.J200]&gt;20; 0; 1); 1))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01]=&quot;male&quot;; 0; IF([.C201]=3; IF([.J201]&gt;20; 0; 1); 1))"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02]=&quot;male&quot;; 0; IF([.C202]=3; IF([.J202]&gt;20; 0; 1); 1))"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03]=&quot;male&quot;; 0; IF([.C203]=3; IF([.J203]&gt;20; 0; 1); 1))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04]=&quot;male&quot;; 0; IF([.C204]=3; IF([.J204]&gt;20; 0; 1); 1))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05]=&quot;male&quot;; 0; IF([.C205]=3; IF([.J205]&gt;20; 0; 1); 1))"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06]=&quot;male&quot;; 0; IF([.C206]=3; IF([.J206]&gt;20; 0; 1); 1)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07]=&quot;male&quot;; 0; IF([.C207]=3; IF([.J207]&gt;20; 0; 1); 1))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08]=&quot;male&quot;; 0; IF([.C208]=3; IF([.J208]&gt;20; 0; 1); 1))"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09]=&quot;male&quot;; 0; IF([.C209]=3; IF([.J209]&gt;20; 0; 1); 1))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0]=&quot;male&quot;; 0; IF([.C210]=3; IF([.J210]&gt;20; 0; 1); 1))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11]=&quot;male&quot;; 0; IF([.C211]=3; IF([.J211]&gt;20; 0; 1); 1))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2]=&quot;male&quot;; 0; IF([.C212]=3; IF([.J212]&gt;20; 0; 1); 1))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3]=&quot;male&quot;; 0; IF([.C213]=3; IF([.J213]&gt;20; 0; 1); 1))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4]=&quot;male&quot;; 0; IF([.C214]=3; IF([.J214]&gt;20; 0; 1); 1))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5]=&quot;male&quot;; 0; IF([.C215]=3; IF([.J215]&gt;20; 0; 1); 1))"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6]=&quot;male&quot;; 0; IF([.C216]=3; IF([.J216]&gt;20; 0; 1); 1))"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17]=&quot;male&quot;; 0; IF([.C217]=3; IF([.J217]&gt;20; 0; 1); 1))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218]=&quot;male&quot;; 0; IF([.C218]=3; IF([.J218]&gt;20; 0; 1); 1))"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19]=&quot;male&quot;; 0; IF([.C219]=3; IF([.J219]&gt;20; 0; 1); 1))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20]=&quot;male&quot;; 0; IF([.C220]=3; IF([.J220]&gt;20; 0; 1); 1))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21]=&quot;male&quot;; 0; IF([.C221]=3; IF([.J221]&gt;20; 0; 1); 1))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22]=&quot;male&quot;; 0; IF([.C222]=3; IF([.J222]&gt;20; 0; 1); 1))"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23]=&quot;male&quot;; 0; IF([.C223]=3; IF([.J223]&gt;20; 0; 1); 1))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24]=&quot;male&quot;; 0; IF([.C224]=3; IF([.J224]&gt;20; 0; 1); 1))"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225]=&quot;male&quot;; 0; IF([.C225]=3; IF([.J225]&gt;20; 0; 1); 1))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26]=&quot;male&quot;; 0; IF([.C226]=3; IF([.J226]&gt;20; 0; 1); 1))"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27]=&quot;male&quot;; 0; IF([.C227]=3; IF([.J227]&gt;20; 0; 1); 1))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28]=&quot;male&quot;; 0; IF([.C228]=3; IF([.J228]&gt;20; 0; 1); 1))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29]=&quot;male&quot;; 0; IF([.C229]=3; IF([.J229]&gt;20; 0; 1); 1))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30]=&quot;male&quot;; 0; IF([.C230]=3; IF([.J230]&gt;20; 0; 1); 1))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31]=&quot;male&quot;; 0; IF([.C231]=3; IF([.J231]&gt;20; 0; 1); 1))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32]=&quot;male&quot;; 0; IF([.C232]=3; IF([.J232]&gt;20; 0; 1); 1))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33]=&quot;male&quot;; 0; IF([.C233]=3; IF([.J233]&gt;20; 0; 1); 1))"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34]=&quot;male&quot;; 0; IF([.C234]=3; IF([.J234]&gt;20; 0; 1); 1))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35]=&quot;male&quot;; 0; IF([.C235]=3; IF([.J235]&gt;20; 0; 1); 1))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36]=&quot;male&quot;; 0; IF([.C236]=3; IF([.J236]&gt;20; 0; 1); 1))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37]=&quot;male&quot;; 0; IF([.C237]=3; IF([.J237]&gt;20; 0; 1); 1))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38]=&quot;male&quot;; 0; IF([.C238]=3; IF([.J238]&gt;20; 0; 1); 1))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39]=&quot;male&quot;; 0; IF([.C239]=3; IF([.J239]&gt;20; 0; 1); 1))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40]=&quot;male&quot;; 0; IF([.C240]=3; IF([.J240]&gt;20; 0; 1); 1))"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41]=&quot;male&quot;; 0; IF([.C241]=3; IF([.J241]&gt;20; 0; 1); 1))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42]=&quot;male&quot;; 0; IF([.C242]=3; IF([.J242]&gt;20; 0; 1); 1))"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43]=&quot;male&quot;; 0; IF([.C243]=3; IF([.J243]&gt;20; 0; 1); 1))"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44]=&quot;male&quot;; 0; IF([.C244]=3; IF([.J244]&gt;20; 0; 1); 1))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45]=&quot;male&quot;; 0; IF([.C245]=3; IF([.J245]&gt;20; 0; 1); 1))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46]=&quot;male&quot;; 0; IF([.C246]=3; IF([.J246]&gt;20; 0; 1); 1))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47]=&quot;male&quot;; 0; IF([.C247]=3; IF([.J247]&gt;20; 0; 1); 1))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248]=&quot;male&quot;; 0; IF([.C248]=3; IF([.J248]&gt;20; 0; 1); 1))"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49]=&quot;male&quot;; 0; IF([.C249]=3; IF([.J249]&gt;20; 0; 1); 1))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0]=&quot;male&quot;; 0; IF([.C250]=3; IF([.J250]&gt;20; 0; 1); 1))"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1]=&quot;male&quot;; 0; IF([.C251]=3; IF([.J251]&gt;20; 0; 1); 1))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52]=&quot;male&quot;; 0; IF([.C252]=3; IF([.J252]&gt;20; 0; 1); 1))"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3]=&quot;male&quot;; 0; IF([.C253]=3; IF([.J253]&gt;20; 0; 1); 1))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4]=&quot;male&quot;; 0; IF([.C254]=3; IF([.J254]&gt;20; 0; 1); 1))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55]=&quot;male&quot;; 0; IF([.C255]=3; IF([.J255]&gt;20; 0; 1); 1))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6]=&quot;male&quot;; 0; IF([.C256]=3; IF([.J256]&gt;20; 0; 1); 1))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7]=&quot;male&quot;; 0; IF([.C257]=3; IF([.J257]&gt;20; 0; 1); 1))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58]=&quot;male&quot;; 0; IF([.C258]=3; IF([.J258]&gt;20; 0; 1); 1))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59]=&quot;male&quot;; 0; IF([.C259]=3; IF([.J259]&gt;20; 0; 1); 1))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0]=&quot;male&quot;; 0; IF([.C260]=3; IF([.J260]&gt;20; 0; 1); 1))"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1]=&quot;male&quot;; 0; IF([.C261]=3; IF([.J261]&gt;20; 0; 1); 1))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2]=&quot;male&quot;; 0; IF([.C262]=3; IF([.J262]&gt;20; 0; 1); 1))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3]=&quot;male&quot;; 0; IF([.C263]=3; IF([.J263]&gt;20; 0; 1); 1))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4]=&quot;male&quot;; 0; IF([.C264]=3; IF([.J264]&gt;20; 0; 1); 1))"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5]=&quot;male&quot;; 0; IF([.C265]=3; IF([.J265]&gt;20; 0; 1); 1))"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6]=&quot;male&quot;; 0; IF([.C266]=3; IF([.J266]&gt;20; 0; 1); 1))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67]=&quot;male&quot;; 0; IF([.C267]=3; IF([.J267]&gt;20; 0; 1); 1))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8]=&quot;male&quot;; 0; IF([.C268]=3; IF([.J268]&gt;20; 0; 1); 1))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69]=&quot;male&quot;; 0; IF([.C269]=3; IF([.J269]&gt;20; 0; 1); 1))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70]=&quot;male&quot;; 0; IF([.C270]=3; IF([.J270]&gt;20; 0; 1); 1))"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71]=&quot;male&quot;; 0; IF([.C271]=3; IF([.J271]&gt;20; 0; 1); 1))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72]=&quot;male&quot;; 0; IF([.C272]=3; IF([.J272]&gt;20; 0; 1); 1))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73]=&quot;male&quot;; 0; IF([.C273]=3; IF([.J273]&gt;20; 0; 1); 1))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74]=&quot;male&quot;; 0; IF([.C274]=3; IF([.J274]&gt;20; 0; 1); 1))"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75]=&quot;male&quot;; 0; IF([.C275]=3; IF([.J275]&gt;20; 0; 1); 1))"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76]=&quot;male&quot;; 0; IF([.C276]=3; IF([.J276]&gt;20; 0; 1); 1))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77]=&quot;male&quot;; 0; IF([.C277]=3; IF([.J277]&gt;20; 0; 1); 1))"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78]=&quot;male&quot;; 0; IF([.C278]=3; IF([.J278]&gt;20; 0; 1); 1))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79]=&quot;male&quot;; 0; IF([.C279]=3; IF([.J279]&gt;20; 0; 1); 1))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0]=&quot;male&quot;; 0; IF([.C280]=3; IF([.J280]&gt;20; 0; 1); 1))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1]=&quot;male&quot;; 0; IF([.C281]=3; IF([.J281]&gt;20; 0; 1); 1))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2]=&quot;male&quot;; 0; IF([.C282]=3; IF([.J282]&gt;20; 0; 1); 1))"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3]=&quot;male&quot;; 0; IF([.C283]=3; IF([.J283]&gt;20; 0; 1); 1))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4]=&quot;male&quot;; 0; IF([.C284]=3; IF([.J284]&gt;20; 0; 1); 1))"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85]=&quot;male&quot;; 0; IF([.C285]=3; IF([.J285]&gt;20; 0; 1); 1))"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86]=&quot;male&quot;; 0; IF([.C286]=3; IF([.J286]&gt;20; 0; 1); 1))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7]=&quot;male&quot;; 0; IF([.C287]=3; IF([.J287]&gt;20; 0; 1); 1))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8]=&quot;male&quot;; 0; IF([.C288]=3; IF([.J288]&gt;20; 0; 1); 1))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89]=&quot;male&quot;; 0; IF([.C289]=3; IF([.J289]&gt;20; 0; 1); 1))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290]=&quot;male&quot;; 0; IF([.C290]=3; IF([.J290]&gt;20; 0; 1); 1))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291]=&quot;male&quot;; 0; IF([.C291]=3; IF([.J291]&gt;20; 0; 1); 1))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92]=&quot;male&quot;; 0; IF([.C292]=3; IF([.J292]&gt;20; 0; 1); 1))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93]=&quot;male&quot;; 0; IF([.C293]=3; IF([.J293]&gt;20; 0; 1); 1))"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294]=&quot;male&quot;; 0; IF([.C294]=3; IF([.J294]&gt;20; 0; 1); 1))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95]=&quot;male&quot;; 0; IF([.C295]=3; IF([.J295]&gt;20; 0; 1); 1))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296]=&quot;male&quot;; 0; IF([.C296]=3; IF([.J296]&gt;20; 0; 1); 1))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97]=&quot;male&quot;; 0; IF([.C297]=3; IF([.J297]&gt;20; 0; 1); 1)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298]=&quot;male&quot;; 0; IF([.C298]=3; IF([.J298]&gt;20; 0; 1); 1))"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299]=&quot;male&quot;; 0; IF([.C299]=3; IF([.J299]&gt;20; 0; 1); 1))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00]=&quot;male&quot;; 0; IF([.C300]=3; IF([.J300]&gt;20; 0; 1); 1))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01]=&quot;male&quot;; 0; IF([.C301]=3; IF([.J301]&gt;20; 0; 1); 1))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02]=&quot;male&quot;; 0; IF([.C302]=3; IF([.J302]&gt;20; 0; 1); 1))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03]=&quot;male&quot;; 0; IF([.C303]=3; IF([.J303]&gt;20; 0; 1); 1))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04]=&quot;male&quot;; 0; IF([.C304]=3; IF([.J304]&gt;20; 0; 1); 1))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05]=&quot;male&quot;; 0; IF([.C305]=3; IF([.J305]&gt;20; 0; 1); 1))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06]=&quot;male&quot;; 0; IF([.C306]=3; IF([.J306]&gt;20; 0; 1); 1))"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07]=&quot;male&quot;; 0; IF([.C307]=3; IF([.J307]&gt;20; 0; 1); 1))"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08]=&quot;male&quot;; 0; IF([.C308]=3; IF([.J308]&gt;20; 0; 1); 1))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09]=&quot;male&quot;; 0; IF([.C309]=3; IF([.J309]&gt;20; 0; 1); 1))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10]=&quot;male&quot;; 0; IF([.C310]=3; IF([.J310]&gt;20; 0; 1); 1)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11]=&quot;male&quot;; 0; IF([.C311]=3; IF([.J311]&gt;20; 0; 1); 1))"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12]=&quot;male&quot;; 0; IF([.C312]=3; IF([.J312]&gt;20; 0; 1); 1))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13]=&quot;male&quot;; 0; IF([.C313]=3; IF([.J313]&gt;20; 0; 1); 1))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14]=&quot;male&quot;; 0; IF([.C314]=3; IF([.J314]&gt;20; 0; 1); 1))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15]=&quot;male&quot;; 0; IF([.C315]=3; IF([.J315]&gt;20; 0; 1); 1))"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16]=&quot;male&quot;; 0; IF([.C316]=3; IF([.J316]&gt;20; 0; 1); 1))"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17]=&quot;male&quot;; 0; IF([.C317]=3; IF([.J317]&gt;20; 0; 1); 1))"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18]=&quot;male&quot;; 0; IF([.C318]=3; IF([.J318]&gt;20; 0; 1); 1))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19]=&quot;male&quot;; 0; IF([.C319]=3; IF([.J319]&gt;20; 0; 1); 1))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0]=&quot;male&quot;; 0; IF([.C320]=3; IF([.J320]&gt;20; 0; 1); 1))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1]=&quot;male&quot;; 0; IF([.C321]=3; IF([.J321]&gt;20; 0; 1); 1))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2]=&quot;male&quot;; 0; IF([.C322]=3; IF([.J322]&gt;20; 0; 1); 1))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3]=&quot;male&quot;; 0; IF([.C323]=3; IF([.J323]&gt;20; 0; 1); 1))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24]=&quot;male&quot;; 0; IF([.C324]=3; IF([.J324]&gt;20; 0; 1); 1))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25]=&quot;male&quot;; 0; IF([.C325]=3; IF([.J325]&gt;20; 0; 1); 1))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6]=&quot;male&quot;; 0; IF([.C326]=3; IF([.J326]&gt;20; 0; 1); 1))"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7]=&quot;male&quot;; 0; IF([.C327]=3; IF([.J327]&gt;20; 0; 1); 1))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28]=&quot;male&quot;; 0; IF([.C328]=3; IF([.J328]&gt;20; 0; 1); 1))"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29]=&quot;male&quot;; 0; IF([.C329]=3; IF([.J329]&gt;20; 0; 1); 1))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30]=&quot;male&quot;; 0; IF([.C330]=3; IF([.J330]&gt;20; 0; 1); 1))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31]=&quot;male&quot;; 0; IF([.C331]=3; IF([.J331]&gt;20; 0; 1); 1))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32]=&quot;male&quot;; 0; IF([.C332]=3; IF([.J332]&gt;20; 0; 1); 1))"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33]=&quot;male&quot;; 0; IF([.C333]=3; IF([.J333]&gt;20; 0; 1); 1))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34]=&quot;male&quot;; 0; IF([.C334]=3; IF([.J334]&gt;20; 0; 1); 1))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35]=&quot;male&quot;; 0; IF([.C335]=3; IF([.J335]&gt;20; 0; 1); 1))"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36]=&quot;male&quot;; 0; IF([.C336]=3; IF([.J336]&gt;20; 0; 1); 1)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37]=&quot;male&quot;; 0; IF([.C337]=3; IF([.J337]&gt;20; 0; 1); 1))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38]=&quot;male&quot;; 0; IF([.C338]=3; IF([.J338]&gt;20; 0; 1); 1))"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39]=&quot;male&quot;; 0; IF([.C339]=3; IF([.J339]&gt;20; 0; 1); 1))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40]=&quot;male&quot;; 0; IF([.C340]=3; IF([.J340]&gt;20; 0; 1); 1))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1]=&quot;male&quot;; 0; IF([.C341]=3; IF([.J341]&gt;20; 0; 1); 1))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42]=&quot;male&quot;; 0; IF([.C342]=3; IF([.J342]&gt;20; 0; 1); 1))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3]=&quot;male&quot;; 0; IF([.C343]=3; IF([.J343]&gt;20; 0; 1); 1))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4]=&quot;male&quot;; 0; IF([.C344]=3; IF([.J344]&gt;20; 0; 1); 1))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5]=&quot;male&quot;; 0; IF([.C345]=3; IF([.J345]&gt;20; 0; 1); 1))"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46]=&quot;male&quot;; 0; IF([.C346]=3; IF([.J346]&gt;20; 0; 1); 1))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7]=&quot;male&quot;; 0; IF([.C347]=3; IF([.J347]&gt;20; 0; 1); 1))"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8]=&quot;male&quot;; 0; IF([.C348]=3; IF([.J348]&gt;20; 0; 1); 1))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49]=&quot;male&quot;; 0; IF([.C349]=3; IF([.J349]&gt;20; 0; 1); 1))"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50]=&quot;male&quot;; 0; IF([.C350]=3; IF([.J350]&gt;20; 0; 1); 1))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1]=&quot;male&quot;; 0; IF([.C351]=3; IF([.J351]&gt;20; 0; 1); 1))"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2]=&quot;male&quot;; 0; IF([.C352]=3; IF([.J352]&gt;20; 0; 1); 1))"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53]=&quot;male&quot;; 0; IF([.C353]=3; IF([.J353]&gt;20; 0; 1); 1))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4]=&quot;male&quot;; 0; IF([.C354]=3; IF([.J354]&gt;20; 0; 1); 1)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5]=&quot;male&quot;; 0; IF([.C355]=3; IF([.J355]&gt;20; 0; 1); 1))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6]=&quot;male&quot;; 0; IF([.C356]=3; IF([.J356]&gt;20; 0; 1); 1))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57]=&quot;male&quot;; 0; IF([.C357]=3; IF([.J357]&gt;20; 0; 1); 1))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58]=&quot;male&quot;; 0; IF([.C358]=3; IF([.J358]&gt;20; 0; 1); 1))"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59]=&quot;male&quot;; 0; IF([.C359]=3; IF([.J359]&gt;20; 0; 1); 1))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0]=&quot;male&quot;; 0; IF([.C360]=3; IF([.J360]&gt;20; 0; 1); 1))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61]=&quot;male&quot;; 0; IF([.C361]=3; IF([.J361]&gt;20; 0; 1); 1))"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2]=&quot;male&quot;; 0; IF([.C362]=3; IF([.J362]&gt;20; 0; 1); 1))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3]=&quot;male&quot;; 0; IF([.C363]=3; IF([.J363]&gt;20; 0; 1); 1))"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64]=&quot;male&quot;; 0; IF([.C364]=3; IF([.J364]&gt;20; 0; 1); 1))"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5]=&quot;male&quot;; 0; IF([.C365]=3; IF([.J365]&gt;20; 0; 1); 1))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6]=&quot;male&quot;; 0; IF([.C366]=3; IF([.J366]&gt;20; 0; 1); 1))"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67]=&quot;male&quot;; 0; IF([.C367]=3; IF([.J367]&gt;20; 0; 1); 1))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68]=&quot;male&quot;; 0; IF([.C368]=3; IF([.J368]&gt;20; 0; 1); 1))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69]=&quot;male&quot;; 0; IF([.C369]=3; IF([.J369]&gt;20; 0; 1); 1))"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70]=&quot;male&quot;; 0; IF([.C370]=3; IF([.J370]&gt;20; 0; 1); 1))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71]=&quot;male&quot;; 0; IF([.C371]=3; IF([.J371]&gt;20; 0; 1); 1))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72]=&quot;male&quot;; 0; IF([.C372]=3; IF([.J372]&gt;20; 0; 1); 1))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73]=&quot;male&quot;; 0; IF([.C373]=3; IF([.J373]&gt;20; 0; 1); 1))"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374]=&quot;male&quot;; 0; IF([.C374]=3; IF([.J374]&gt;20; 0; 1); 1))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75]=&quot;male&quot;; 0; IF([.C375]=3; IF([.J375]&gt;20; 0; 1); 1))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76]=&quot;male&quot;; 0; IF([.C376]=3; IF([.J376]&gt;20; 0; 1); 1))"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77]=&quot;male&quot;; 0; IF([.C377]=3; IF([.J377]&gt;20; 0; 1); 1))"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378]=&quot;male&quot;; 0; IF([.C378]=3; IF([.J378]&gt;20; 0; 1); 1))"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79]=&quot;male&quot;; 0; IF([.C379]=3; IF([.J379]&gt;20; 0; 1); 1))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0]=&quot;male&quot;; 0; IF([.C380]=3; IF([.J380]&gt;20; 0; 1); 1))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81]=&quot;male&quot;; 0; IF([.C381]=3; IF([.J381]&gt;20; 0; 1); 1))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2]=&quot;male&quot;; 0; IF([.C382]=3; IF([.J382]&gt;20; 0; 1); 1))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83]=&quot;male&quot;; 0; IF([.C383]=3; IF([.J383]&gt;20; 0; 1); 1))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84]=&quot;male&quot;; 0; IF([.C384]=3; IF([.J384]&gt;20; 0; 1); 1))"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5]=&quot;male&quot;; 0; IF([.C385]=3; IF([.J385]&gt;20; 0; 1); 1))"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6]=&quot;male&quot;; 0; IF([.C386]=3; IF([.J386]&gt;20; 0; 1); 1))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7]=&quot;male&quot;; 0; IF([.C387]=3; IF([.J387]&gt;20; 0; 1); 1))"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8]=&quot;male&quot;; 0; IF([.C388]=3; IF([.J388]&gt;20; 0; 1); 1))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89]=&quot;male&quot;; 0; IF([.C389]=3; IF([.J389]&gt;20; 0; 1); 1)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90]=&quot;male&quot;; 0; IF([.C390]=3; IF([.J390]&gt;20; 0; 1); 1))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91]=&quot;male&quot;; 0; IF([.C391]=3; IF([.J391]&gt;20; 0; 1); 1))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92]=&quot;male&quot;; 0; IF([.C392]=3; IF([.J392]&gt;20; 0; 1); 1))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93]=&quot;male&quot;; 0; IF([.C393]=3; IF([.J393]&gt;20; 0; 1); 1))"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94]=&quot;male&quot;; 0; IF([.C394]=3; IF([.J394]&gt;20; 0; 1); 1))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95]=&quot;male&quot;; 0; IF([.C395]=3; IF([.J395]&gt;20; 0; 1); 1))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96]=&quot;male&quot;; 0; IF([.C396]=3; IF([.J396]&gt;20; 0; 1); 1))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397]=&quot;male&quot;; 0; IF([.C397]=3; IF([.J397]&gt;20; 0; 1); 1))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398]=&quot;male&quot;; 0; IF([.C398]=3; IF([.J398]&gt;20; 0; 1); 1))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399]=&quot;male&quot;; 0; IF([.C399]=3; IF([.J399]&gt;20; 0; 1); 1))"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400]=&quot;male&quot;; 0; IF([.C400]=3; IF([.J400]&gt;20; 0; 1); 1))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01]=&quot;male&quot;; 0; IF([.C401]=3; IF([.J401]&gt;20; 0; 1); 1)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402]=&quot;male&quot;; 0; IF([.C402]=3; IF([.J402]&gt;20; 0; 1); 1))"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IF([.E403]=&quot;male&quot;; 0; IF([.C403]=3; IF([.J403]&gt;20; 0; 1); 1))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04]=&quot;male&quot;; 0; IF([.C404]=3; IF([.J404]&gt;20; 0; 1); 1))"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E405]=&quot;male&quot;; 0; IF([.C405]=3; IF([.J405]&gt;20; 0; 1); 1))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06]=&quot;male&quot;; 0; IF([.C406]=3; IF([.J406]&gt;20; 0; 1); 1))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407]=&quot;male&quot;; 0; IF([.C407]=3; IF([.J407]&gt;20; 0; 1); 1))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408]=&quot;male&quot;; 0; IF([.C408]=3; IF([.J408]&gt;20; 0; 1); 1))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09]=&quot;male&quot;; 0; IF([.C409]=3; IF([.J409]&gt;20; 0; 1); 1)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410]=&quot;male&quot;; 0; IF([.C410]=3; IF([.J410]&gt;20; 0; 1); 1)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411]=&quot;male&quot;; 0; IF([.C411]=3; IF([.J411]&gt;20; 0; 1); 1))"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12]=&quot;male&quot;; 0; IF([.C412]=3; IF([.J412]&gt;20; 0; 1); 1))"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formula="of:=IF([.E413]=&quot;male&quot;; 0; IF([.C413]=3; IF([.J413]&gt;20; 0; 1); 1))"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formula="of:=IF([.E414]=&quot;male&quot;; 0; IF([.C414]=3; IF([.J414]&gt;20; 0; 1); 1))"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15]=&quot;male&quot;; 0; IF([.C415]=3; IF([.J415]&gt;20; 0; 1); 1))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16]=&quot;male&quot;; 0; IF([.C416]=3; IF([.J416]&gt;20; 0; 1); 1))"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IF([.E417]=&quot;male&quot;; 0; IF([.C417]=3; IF([.J417]&gt;20; 0; 1); 1))"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18]=&quot;male&quot;; 0; IF([.C418]=3; IF([.J418]&gt;20; 0; 1); 1))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E419]=&quot;male&quot;; 0; IF([.C419]=3; IF([.J419]&gt;20; 0; 1); 1))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22:08:14.737587688</dc:date>
    <dc:creator>mionisation </dc:creator>
    <meta:editing-duration>PT8M20S</meta:editing-duration>
    <meta:editing-cycles>1</meta:editing-cycles>
    <meta:document-statistic meta:table-count="1" meta:cell-count="4614" meta:object-count="0"/>
    <meta:generator>LibreOffice/4.4.3.2$Linux_X86_64 LibreOffice_project/40m0$Build-2</meta:generator>
  </office:meta>
</office:document-meta>
</file>